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  <style:tab-stop style:position="2.7083in"/>
          <style:tab-stop style:position="6.1772in"/>
        </style:tab-stops>
      </style:paragraph-properties>
    </style:style>
    <style:style style:name="P2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  <style:tab-stop style:position="2.7083in"/>
          <style:tab-stop style:position="6.1772in"/>
        </style:tab-stops>
      </style:paragraph-properties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  <style:tab-stop style:position="2.7083in"/>
          <style:tab-stop style:position="6.1772in"/>
        </style:tab-stops>
      </style:paragraph-properties>
      <style:text-properties fo:font-variant="normal" fo:text-transform="none" fo:color="#222222" style:font-name="Times New Roman" fo:font-size="12.5pt" fo:letter-spacing="normal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  <style:tab-stop style:position="2.7083in"/>
          <style:tab-stop style:position="6.1772in"/>
        </style:tab-stops>
      </style:paragraph-properties>
      <style:text-properties fo:font-weight="normal" style:font-weight-asian="normal" style:font-weight-complex="normal"/>
    </style:style>
    <style:style style:name="T1" style:family="text"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" style:family="text"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222222" style:font-name="Times New Roman" fo:font-size="14pt" fo:letter-spacing="normal" fo:font-style="normal" style:font-size-asian="14pt" style:font-style-asian="normal" style:font-size-complex="14pt" style:font-style-complex="normal"/>
    </style:style>
    <style:style style:name="T4" style:family="text">
      <style:text-properties fo:font-variant="normal" fo:text-transform="none" fo:color="#222222" style:font-name="Times New Roman" fo:font-size="12.5pt" fo:letter-spacing="normal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T5" style:family="text">
      <style:text-properties fo:font-variant="normal" fo:text-transform="none" fo:color="#222222" style:font-name="Times New Roman" fo:font-size="12.5pt" fo:letter-spacing="normal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-1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-1.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-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-1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-0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-0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-0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at Aug 13, 2022 <text:span text:style-name="T6">7 miles of running</text:span> and 9.5 miles walking on the Ernst Trail with Jim and Brian</text:p>
      <text:p text:style-name="P3">We ran and walked 3 x 5.5 miles. During the first 5.5 miles we ran more than we walked. During the second, we generally walked 0.25 miles, ran 0.25 miles and repeated to the end. <text:s/>During the third, we ran about 45s at the beginning of each ½ mile and walked the rest of the ½ mile.</text:p>
      <text:p text:style-name="P3">Results: <text:s text:c="7"/>P = ave pace <text:s text:c="5"/>H = ave heart rate <text:s text:c="12"/>P x H <text:s/></text:p>
      <text:p text:style-name="P3"/>
      <text:p text:style-name="P3">1.<text:tab/>12:55 <text:s text:c="16"/>108 bpm <text:s text:c="19"/>1400 beats/mile</text:p>
      <text:p text:style-name="P3">2.<text:tab/>13:46 <text:s text:c="16"/>100 bpm <text:s text:c="19"/>1380 b/mile <text:s text:c="7"/></text:p>
      <text:list xml:id="list7661156641790562359" text:style-name="L1">
        <text:list-item>
          <text:p text:style-name="P2"><text:span text:style-name="T4">14:55 <text:s text:c="17"/>98 bpm <text:s text:c="20"/>1460 b/mile</text:span></text:p>
        </text:list-item>
      </text:list>
      <text:p text:style-name="P1"><text:span text:style-name="T4"/></text:p>
      <text:p text:style-name="P1"><text:span text:style-name="T4">Sun Aug 14, 2022 </text:span><text:span text:style-name="T5">no running</text:span></text:p>
      <text:p text:style-name="P1"><text:span text:style-name="T1"/></text:p>
      <text:p text:style-name="P4"><text:span text:style-name="T3">Mon Aug 15, 2022</text:span></text:p>
      <text:p text:style-name="P4"><text:span text:style-name="T3">In the morning</text:span></text:p>
      <text:p text:style-name="P4"><text:span text:style-name="T1">Warm up:</text:span><text:span text:style-name="T3"> 0.25 mile jog to the cemetery</text:span></text:p>
      <text:p text:style-name="P1"><text:span text:style-name="T1">Walk: </text:span><text:span text:style-name="T2">1 mile on the loop in 14:26. Ave HR: 106 bpm, P x H = 1530 beats/mile. </text:span></text:p>
      <text:p text:style-name="P1"><text:span text:style-name="T1">Note:</text:span><text:span text:style-name="T2"> P x H is larger than the values for Saturday's workout above but the cemetery loop has a hill in it. Also I have a feeling that as you walk faster below about 15:00/mile, the heart rate rises quickly because walking real fast takes more energy than running at the same rate. <text:s/>I should walk at different fast speeds and see if this is true by comparing heart rates to heart rates experienced for the same running speed. This should be done on a flat path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22-08-15T10:39:29.11</meta:creation-date>
    <meta:document-statistic meta:table-count="0" meta:image-count="0" meta:object-count="0" meta:page-count="1" meta:paragraph-count="12" meta:word-count="234" meta:character-count="1282"/>
    <dc:date>2022-08-15T10:40:15.92</dc:date>
    <dc:creator>James Lombardi</dc:creator>
    <meta:editing-duration>PT48S</meta:editing-duration>
    <meta:editing-cycles>1</meta:editing-cycles>
    <meta:generator>OpenOffice/4.1.2$Win32 OpenOffice.org_project/412m3$Build-9782</meta:generator>
  </office:meta>
</office:document-meta>
</file>